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7"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8" style:family="paragraph" style:parent-style-name="Heading_20_2">
      <style:paragraph-properties fo:margin-top="0.25in" fo:margin-bottom="0.0835in" loext:contextual-spacing="false" fo:padding="0in" fo:border="none"/>
    </style:style>
    <style:style style:name="P9" style:family="paragraph" style:parent-style-name="Heading_20_2">
      <style:paragraph-properties fo:margin-top="0.25in" fo:margin-bottom="0.0835in" loext:contextual-spacing="false" fo:line-height="115%" fo:padding="0in" fo:border="none"/>
    </style:style>
    <style:style style:name="P10" style:family="paragraph" style:parent-style-name="Heading_20_2">
      <style:paragraph-properties fo:margin-top="0.25in" fo:margin-bottom="0.0835in" loext:contextual-spacing="false"/>
    </style:style>
    <style:style style:name="P11" style:family="paragraph" style:parent-style-name="Heading_20_1" style:master-page-name="First_20_Page">
      <style:paragraph-properties fo:margin-top="0.278in" fo:margin-bottom="0.0835in" loext:contextual-spacing="false" style:page-number="1" fo:padding="0in" fo:border="none"/>
    </style:style>
    <style:style style:name="P12"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text-underline-style="none" style:font-name-asian="Ubuntu1" style:font-name-complex="Ubuntu1"/>
    </style:style>
    <style:style style:name="T3" style:family="text">
      <style:text-properties style:font-name="Ubuntu" fo:font-weight="bold" style:font-name-asian="Ubuntu1" style:font-weight-asian="bold" style:font-name-complex="Ubuntu1"/>
    </style:style>
    <style:style style:name="T4" style:family="text">
      <style:text-properties style:font-name="Ubuntu" fo:font-size="11.5pt" style:font-name-asian="Ubuntu1" style:font-size-asian="11.5pt" style:font-name-complex="Ubuntu1" style:font-size-complex="11.5pt"/>
    </style:style>
    <style:style style:name="T5" style:family="text">
      <style:text-properties style:font-name="Ubuntu" fo:font-size="11.5pt" style:font-name-asian="Ubuntu1" style:font-size-asian="11.5pt" style:font-name-complex="Ubuntu1" style:font-size-complex="11.5pt" fo:background-color="#ffffff"/>
    </style:style>
    <style:style style:name="T6" style:family="text">
      <style:text-properties fo:color="#333333" style:font-name="Ubuntu" fo:font-size="11.5pt" style:font-name-asian="Ubuntu1" style:font-size-asian="11.5pt" style:font-name-complex="Ubuntu1" style:font-size-complex="11.5pt" fo:background-color="#ffffff"/>
    </style:style>
    <style:style style:name="T7" style:family="text">
      <style:text-properties fo:color="#1155cc" style:font-name="Ubuntu" style:text-underline-style="solid" style:text-underline-width="auto" style:text-underline-color="font-color" style:font-name-asian="Ubuntu1" style:font-name-complex="Ubuntu1"/>
    </style:style>
    <style:style style:name="T8" style:family="text">
      <style:text-properties fo:color="#1155cc" style:font-name="Ubuntu" fo:font-size="11.5pt" style:text-underline-style="solid" style:text-underline-width="auto" style:text-underline-color="font-color" style:font-name-asian="Ubuntu1" style:font-size-asian="11.5pt" style:font-name-complex="Ubuntu1" style:font-size-complex="11.5pt"/>
    </style:style>
    <style:style style:name="T9" style:family="text">
      <style:text-properties fo:color="#1155cc" fo:font-size="11.5pt" style:text-underline-style="solid" style:text-underline-width="auto" style:text-underline-color="font-color" style:font-size-asian="11.5pt" style:font-size-complex="11.5pt"/>
    </style:style>
    <style:style style:name="T10" style:family="text">
      <style:text-properties fo:color="#a3aaae" style:font-name="Ubuntu" fo:font-size="11.5pt" style:font-name-asian="Ubuntu1" style:font-size-asian="11.5pt" style:font-name-complex="Ubuntu1" style:font-size-complex="11.5pt"/>
    </style:style>
    <style:style style:name="T11" style:family="text">
      <style:text-properties fo:color="#a3aaae" fo:font-size="11.5pt" style:font-size-asian="11.5pt" style:font-size-complex="1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vg6bk9c3lut3"/><text:span text:style-name="T1">MODULE 1: INTRODUCTION</text:span></text:p>
      <text:p text:style-name="P1"><draw:rect text:anchor-type="as-char" svg:y="0in" draw:z-index="0" draw:style-name="gr1" draw:text-style-name="P12" svg:width="0.0012in" svg:height="0.0213in"><text:p/></draw:rect></text:p>
      <text:p text:style-name="P8"><text:bookmark text:name="_ksv2m2bbtj51"/><text:span text:style-name="T1">Agenda:</text:span></text:p>
      <text:list xml:id="list573183138037545526" text:style-name="WWNum1">
        <text:list-item>
          <text:p text:style-name="P6"><text:span text:style-name="T1">Icebreakers (10-15 mins)</text:span></text:p>
        </text:list-item>
        <text:list-item>
          <text:p text:style-name="P6"><text:span text:style-name="T1">Instructor introduction and examples (5 mins)</text:span></text:p>
        </text:list-item>
        <text:list-item>
          <text:p text:style-name="P6"><text:span text:style-name="T1">Discussion: technology in our world (15 mins)</text:span></text:p>
        </text:list-item>
        <text:list-item>
          <text:p text:style-name="P6"><text:span text:style-name="T1">What we will learn in this course (5-10 mins)</text:span></text:p>
        </text:list-item>
        <text:list-item>
          <text:p text:style-name="P6"><text:span text:style-name="T1">More code art examples (20 mins)</text:span></text:p>
        </text:list-item>
      </text:list>
      <text:p text:style-name="P2"/>
      <text:p text:style-name="P9"><text:bookmark text:name="_d5o9muy8tkpp"/><text:span text:style-name="T1">Icebreakers</text:span></text:p>
      <text:p text:style-name="P10"><text:bookmark text:name="_lvmau0ol03wn"/><text:span text:style-name="T1">Instructor introduction and code art examples</text:span></text:p>
      <text:p text:style-name="P9"><text:bookmark text:name="_pvx25yqo9nn5"/><text:span text:style-name="T1">Discussion: technology in our world</text:span></text:p>
      <text:list xml:id="list6176527103412070623" text:style-name="WWNum2">
        <text:list-item>
          <text:p text:style-name="P7"><text:span text:style-name="T1">What are examples of technology?</text:span></text:p>
        </text:list-item>
        <text:list-item>
          <text:p text:style-name="P7"><text:span text:style-name="T1">What kinds of technology do you use every day?</text:span></text:p>
        </text:list-item>
        <text:list-item>
          <text:p text:style-name="P7"><text:span text:style-name="T1">What can you use a computer for?</text:span></text:p>
        </text:list-item>
        <text:list-item>
          <text:p text:style-name="P7"><text:span text:style-name="T1">Who uses computers? What kind of work do they do?</text:span></text:p>
        </text:list-item>
        <text:list-item>
          <text:p text:style-name="P7"><text:span text:style-name="T1">Can computers be used to make art? Can you think of any examples?</text:span></text:p>
        </text:list-item>
      </text:list>
      <text:p text:style-name="P2"/>
      <text:p text:style-name="P8"><text:bookmark text:name="_iq87grv4wtqv"/><text:span text:style-name="T1">What we will learn in this course</text:span></text:p>
      <text:p text:style-name="P1"><text:span text:style-name="T1">The first three modules, will be about exploring the computer and becoming more comfortable with how to use it.</text:span></text:p>
      <text:p text:style-name="P2"/>
      <text:p text:style-name="P1"><text:span text:style-name="T1">Starting with Module 4, we’ll begin to use computer programming to make drawings. We’ll start with simple shapes and colors, then move on to creating drawings that we can interact with and change in real time. By the end, we’ll be prepared to find new resources to learn even more about using computer programming to make art. Hopefully, we’ll discover that the type of art we can make on a computer is only limited to our imagination.</text:span></text:p>
      <text:p text:style-name="P2"/>
      <text:p text:style-name="P2"/>
      <text:p text:style-name="P2"/>
      <text:p text:style-name="P10"><text:bookmark text:name="_sihu02lxf14p"/><text:soft-page-break/><text:span text:style-name="T1">More code art examples, live coding, and questions</text:span></text:p>
      <text:p text:style-name="P1"><text:span text:style-name="T1">The following are just a few examples of the types of art you can make with creative coding:</text:span></text:p>
      <text:p text:style-name="P2"/>
      <text:p text:style-name="P1"><text:span text:style-name="T3">GIFs:</text:span></text:p>
      <text:p text:style-name="P1"><text:a xlink:type="simple" xlink:href="http://bit.ly/2kOUPTG" text:style-name="Internet_20_link" text:visited-style-name="Visited_20_Internet_20_Link"><text:span text:style-name="T7">http://bit.ly/2kOUPTG</text:span></text:a><text:span text:style-name="T1"> </text:span></text:p>
      <text:p text:style-name="P1"><text:a xlink:type="simple" xlink:href="http://bit.ly/2kagKYp" text:style-name="Internet_20_link" text:visited-style-name="Visited_20_Internet_20_Link"><text:span text:style-name="T8">http://bit.ly/2kagKYp</text:span></text:a><text:span text:style-name="T10"> </text:span></text:p>
      <text:p text:style-name="P1"><text:a xlink:type="simple" xlink:href="http://bit.ly/2ktt1TE" text:style-name="Internet_20_link" text:visited-style-name="Visited_20_Internet_20_Link"><text:span text:style-name="T8">http://bit.ly/2ktt1TE</text:span></text:a><text:span text:style-name="T10"> </text:span></text:p>
      <text:p text:style-name="P1"><text:span text:style-name="T1">By Dave Wythe</text:span></text:p>
      <text:p text:style-name="P2"/>
      <text:p text:style-name="P1"><text:a xlink:type="simple" xlink:href="http://bit.ly/2lqJGvA" text:style-name="Internet_20_link" text:visited-style-name="Visited_20_Internet_20_Link"><text:span text:style-name="T8">http://bit.ly/2lqJGvA</text:span></text:a><text:span text:style-name="T10"> </text:span></text:p>
      <text:p text:style-name="P1"><text:span text:style-name="T1">Yung Jake by Phillip Stearns</text:span></text:p>
      <text:p text:style-name="P2"/>
      <text:p text:style-name="P1"><text:a xlink:type="simple" xlink:href="http://bit.ly/2ktj6xH" text:style-name="Internet_20_link" text:visited-style-name="Visited_20_Internet_20_Link"><text:span text:style-name="T7">http://bit.ly/2ktj6xH</text:span></text:a><text:span text:style-name="T1"> </text:span></text:p>
      <text:p text:style-name="P1"><text:span text:style-name="T1">By Saskia Freeke</text:span></text:p>
      <text:p text:style-name="P2"/>
      <text:p text:style-name="P4"><text:a xlink:type="simple" xlink:href="http://bit.ly/2eHjLxh" text:style-name="Internet_20_link" text:visited-style-name="Visited_20_Internet_20_Link"><text:span text:style-name="T8">http://bit.ly/2eHjLxh</text:span></text:a></text:p>
      <text:p text:style-name="P4"><text:span text:style-name="T4">By </text:span><text:span text:style-name="T5">Frédéric Vayssouze-Faure</text:span></text:p>
      <text:p text:style-name="P2"/>
      <text:p text:style-name="P1"><text:span text:style-name="T3">Images:</text:span></text:p>
      <text:p text:style-name="P1"><text:a xlink:type="simple" xlink:href="http://bit.ly/2lvfJX4" text:style-name="Internet_20_link" text:visited-style-name="Visited_20_Internet_20_Link"><text:span text:style-name="T8">http://bit.ly/2lvfJX4</text:span></text:a><text:span text:style-name="T10"> </text:span></text:p>
      <text:p text:style-name="P1"><text:a xlink:type="simple" xlink:href="http://bit.ly/2kP2vVY" text:style-name="Internet_20_link" text:visited-style-name="Visited_20_Internet_20_Link"><text:span text:style-name="T7">http://bit.ly/2kP2vVY</text:span></text:a><text:span text:style-name="T1"> </text:span></text:p>
      <text:p text:style-name="P1"><text:a xlink:type="simple" xlink:href="http://bit.ly/2lva4jA" text:style-name="Internet_20_link" text:visited-style-name="Visited_20_Internet_20_Link"><text:span text:style-name="T8">http://bit.ly/2lva4jA</text:span></text:a><text:span text:style-name="T10"> </text:span></text:p>
      <text:p text:style-name="P1"><text:span text:style-name="T1">By Adam Ferriss</text:span></text:p>
      <text:p text:style-name="P2"/>
      <text:p text:style-name="P1"><text:a xlink:type="simple" xlink:href="http://bit.ly/2kaZBsH" text:style-name="Internet_20_link" text:visited-style-name="Visited_20_Internet_20_Link"><text:span text:style-name="T7">http://bit.ly/2kaZBsH</text:span></text:a><text:span text:style-name="T1"> </text:span></text:p>
      <text:p text:style-name="P1"><text:span text:style-name="T1">By Saskia Freeke</text:span></text:p>
      <text:p text:style-name="P2"><text:soft-page-break/></text:p>
      <text:p text:style-name="P1"><text:a xlink:type="simple" xlink:href="http://bit.ly/2lqREot" text:style-name="Internet_20_link" text:visited-style-name="Visited_20_Internet_20_Link"><text:span text:style-name="T8">http://bit.ly/2lqREot</text:span></text:a><text:span text:style-name="T10"> </text:span></text:p>
      <text:p text:style-name="P1"><text:a xlink:type="simple" xlink:href="http://bit.ly/2lvbpXF" text:style-name="Internet_20_link" text:visited-style-name="Visited_20_Internet_20_Link"><text:span text:style-name="T8">http://bit.ly/2lvbpXF</text:span></text:a><text:span text:style-name="T10"> </text:span></text:p>
      <text:p text:style-name="P1"><text:span text:style-name="T1">By Fotograffika</text:span></text:p>
      <text:p text:style-name="P2"/>
      <text:p text:style-name="P2"/>
      <text:p text:style-name="P4"><text:span text:style-name="T3">Fashion:</text:span></text:p>
      <text:p text:style-name="P4"><text:a xlink:type="simple" xlink:href="https://www.youtube.com/watch?v=owHEaz9s7E8" text:style-name="Internet_20_link" text:visited-style-name="Visited_20_Internet_20_Link"><text:span text:style-name="T7">https://www.youtube.com/watch?v=owHEaz9s7E8</text:span></text:a><text:span text:style-name="T1"> </text:span></text:p>
      <text:p text:style-name="P4"><text:a xlink:type="simple" xlink:href="http://www.continuumfashion.com/Ddress/" text:style-name="Internet_20_link" text:visited-style-name="Visited_20_Internet_20_Link"><text:span text:style-name="T7">http://www.continuumfashion.com/Ddress/</text:span></text:a><text:span text:style-name="T1"> (interactive dress maker)</text:span></text:p>
      <text:p text:style-name="P2"/>
      <text:p text:style-name="P1"><text:span text:style-name="T3">Videos:</text:span></text:p>
      <text:p text:style-name="P1"><text:a xlink:type="simple" xlink:href="https://vimeo.com/11777813" text:style-name="Internet_20_link" text:visited-style-name="Visited_20_Internet_20_Link"><text:span text:style-name="T7">https://vimeo.com/11777813</text:span></text:a><text:span text:style-name="T1"> </text:span></text:p>
      <text:p text:style-name="P1"><text:a xlink:type="simple" xlink:href="https://vimeo.com/23281150" text:style-name="Internet_20_link" text:visited-style-name="Visited_20_Internet_20_Link"><text:span text:style-name="T7">https://vimeo.com/23281150</text:span></text:a><text:span text:style-name="T1"> -music visualization</text:span></text:p>
      <text:p text:style-name="P1"><text:span text:style-name="T1">By Quayola</text:span></text:p>
      <text:p text:style-name="P2"/>
      <text:p text:style-name="P4"><text:a xlink:type="simple" xlink:href="http://bit.ly/2uPvdxv" text:style-name="Internet_20_link" text:visited-style-name="Visited_20_Internet_20_Link"><text:span text:style-name="T9">http://bit.ly/2uPvdxv</text:span></text:a><text:span text:style-name="T11"> </text:span><text:span text:style-name="T1">-music visualization by radarboy3000</text:span></text:p>
      <text:p text:style-name="P2"/>
      <text:p text:style-name="P1"><text:span text:style-name="T3">Games:</text:span></text:p>
      <text:p text:style-name="P1"><text:a xlink:type="simple" xlink:href="http://flappybird.io/" text:style-name="Internet_20_link" text:visited-style-name="Visited_20_Internet_20_Link"><text:span text:style-name="T7">http://flappybird.io/</text:span></text:a><text:span text:style-name="T1"> </text:span></text:p>
      <text:p text:style-name="P4"><text:a xlink:type="simple" xlink:href="http://patorjk.com/games/snake/" text:style-name="Internet_20_link" text:visited-style-name="Visited_20_Internet_20_Link"><text:span text:style-name="T7">http://patorjk.com/games/snak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1</text:span></text:p>
      </style:header>
      <style:footer>
        <text:p text:style-name="MP2"><text:page-number text:select-page="current">3</text:page-number></text:p>
      </style:footer>
    </style:master-page>
    <style:master-page style:name="First_20_Page" style:display-name="First Page" style:page-layout-name="Mpm1" style:next-style-name="Standard">
      <style:header>
        <text:p text:style-name="MP2"><text:span text:style-name="MT1">Code Art</text:span></text:p>
        <text:p text:style-name="MP2"><text:span text:style-name="MT1">Module 1</text:span></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297" meta:character-count="2036" meta:non-whitespace-character-count="1792"/>
    <meta:generator>LibreOfficeDev/5.1.0.3$Linux_X86_64 LibreOffice_project/</meta:generator>
  </office:meta>
</office:document-meta>
</file>